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19d0" officeooo:paragraph-rsid="001a19d0" style:font-weight-asian="bold" style:font-weight-complex="bold"/>
    </style:style>
    <style:style style:name="P3" style:family="paragraph" style:parent-style-name="Standard">
      <style:text-properties fo:font-weight="bold" officeooo:rsid="001a19d0" officeooo:paragraph-rsid="00287abe" style:font-weight-asian="bold" style:font-weight-complex="bold"/>
    </style:style>
    <style:style style:name="P4" style:family="paragraph" style:parent-style-name="Standard">
      <style:text-properties fo:font-weight="bold" officeooo:rsid="00309a80" officeooo:paragraph-rsid="00309a80" style:font-weight-asian="bold" style:font-weight-complex="bold"/>
    </style:style>
    <style:style style:name="P5" style:family="paragraph" style:parent-style-name="Standard">
      <style:text-properties fo:font-weight="bold" officeooo:rsid="001ec69d" officeooo:paragraph-rsid="0040b6ed" style:font-weight-asian="bold" style:font-weight-complex="bold"/>
    </style:style>
    <style:style style:name="P6" style:family="paragraph" style:parent-style-name="Standard">
      <style:text-properties fo:font-weight="bold" officeooo:rsid="0018fc56" officeooo:paragraph-rsid="0040b6ed" style:font-weight-asian="bold" style:font-weight-complex="bold"/>
    </style:style>
    <style:style style:name="P7" style:family="paragraph" style:parent-style-name="Standard">
      <style:text-properties fo:font-weight="bold" officeooo:rsid="0007b186" officeooo:paragraph-rsid="00496903" style:font-weight-asian="bold" style:font-weight-complex="bold"/>
    </style:style>
    <style:style style:name="P8" style:family="paragraph" style:parent-style-name="Standard">
      <style:text-properties fo:font-weight="normal" officeooo:rsid="001a19d0" officeooo:paragraph-rsid="001d741b" style:font-weight-asian="normal" style:font-weight-complex="normal"/>
    </style:style>
    <style:style style:name="P9" style:family="paragraph" style:parent-style-name="Standard">
      <style:text-properties fo:font-weight="normal" officeooo:rsid="001a19d0" officeooo:paragraph-rsid="001a19d0" style:font-weight-asian="normal" style:font-weight-complex="normal"/>
    </style:style>
    <style:style style:name="P10" style:family="paragraph" style:parent-style-name="Standard">
      <style:text-properties fo:font-weight="normal" officeooo:rsid="001a19d0" officeooo:paragraph-rsid="00204dc1" style:font-weight-asian="normal" style:font-weight-complex="normal"/>
    </style:style>
    <style:style style:name="P11" style:family="paragraph" style:parent-style-name="Standard">
      <style:text-properties fo:font-weight="normal" officeooo:rsid="001a19d0" officeooo:paragraph-rsid="001e1f75" style:font-weight-asian="normal" style:font-weight-complex="normal"/>
    </style:style>
    <style:style style:name="P12" style:family="paragraph" style:parent-style-name="Standard">
      <style:text-properties fo:font-weight="normal" officeooo:rsid="002150b0" officeooo:paragraph-rsid="002150b0" style:font-weight-asian="normal" style:font-weight-complex="normal"/>
    </style:style>
    <style:style style:name="P13" style:family="paragraph" style:parent-style-name="Standard">
      <style:text-properties fo:font-weight="normal" officeooo:rsid="002150b0" officeooo:paragraph-rsid="0021e577" style:font-weight-asian="normal" style:font-weight-complex="normal"/>
    </style:style>
    <style:style style:name="P14" style:family="paragraph" style:parent-style-name="Standard">
      <style:text-properties fo:font-weight="normal" officeooo:rsid="002150b0" officeooo:paragraph-rsid="0025d58d" style:font-weight-asian="normal" style:font-weight-complex="normal"/>
    </style:style>
    <style:style style:name="P15" style:family="paragraph" style:parent-style-name="Standard">
      <style:text-properties fo:font-weight="normal" officeooo:rsid="00204bde" officeooo:paragraph-rsid="0040b6ed" style:font-weight-asian="normal" style:font-weight-complex="normal"/>
    </style:style>
    <style:style style:name="P16" style:family="paragraph" style:parent-style-name="Standard">
      <style:text-properties fo:font-weight="normal" officeooo:rsid="0018fc56" officeooo:paragraph-rsid="004664ae" style:font-weight-asian="normal" style:font-weight-complex="normal"/>
    </style:style>
    <style:style style:name="P17" style:family="paragraph" style:parent-style-name="Standard">
      <style:text-properties fo:font-weight="normal" officeooo:rsid="001ec69d" officeooo:paragraph-rsid="0044919c" style:font-weight-asian="normal" style:font-weight-complex="normal"/>
    </style:style>
    <style:style style:name="P18" style:family="paragraph" style:parent-style-name="Standard">
      <style:text-properties fo:font-weight="normal" officeooo:rsid="001ec69d" officeooo:paragraph-rsid="004664ae" style:font-weight-asian="normal" style:font-weight-complex="normal"/>
    </style:style>
    <style:style style:name="P19" style:family="paragraph" style:parent-style-name="Standard">
      <style:text-properties fo:font-weight="normal" officeooo:rsid="0007b186" officeooo:paragraph-rsid="00496903" style:font-weight-asian="normal" style:font-weight-complex="normal"/>
    </style:style>
    <style:style style:name="P20" style:family="paragraph" style:parent-style-name="Standard">
      <style:text-properties fo:font-style="normal" style:font-style-asian="normal" style:font-style-complex="normal"/>
    </style:style>
    <style:style style:name="P21" style:family="paragraph" style:parent-style-name="Standard">
      <style:paragraph-properties fo:margin-left="2.501cm" fo:margin-right="0cm" fo:text-indent="0cm" style:auto-text-indent="false"/>
      <style:text-properties fo:font-style="italic" style:font-style-asian="italic" style:font-style-complex="italic"/>
    </style:style>
    <style:style style:name="P22" style:family="paragraph" style:parent-style-name="Standard">
      <style:paragraph-properties fo:margin-left="2.501cm" fo:margin-right="0cm" fo:text-indent="0cm" style:auto-text-indent="false"/>
      <style:text-properties fo:font-style="normal" style:font-style-asian="normal" style:font-style-complex="norm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tyle="italic" fo:font-weight="bold" officeooo:rsid="000cdc43" style:font-style-asian="italic" style:font-weight-asian="bold" style:font-style-complex="italic" style:font-weight-complex="bold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rsid="000cdc43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paragraph-rsid="003da6ae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9575f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bbfb3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da6ae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4068f2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07b186" officeooo:paragraph-rsid="00496903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07b186" officeooo:paragraph-rsid="004888be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07b186" officeooo:paragraph-rsid="00496903" style:font-style-asian="normal" style:font-weight-asian="bold" style:font-style-complex="normal" style:font-weight-complex="bold"/>
    </style:style>
    <style:style style:name="T1" style:family="text">
      <style:text-properties officeooo:rsid="0005c017"/>
    </style:style>
    <style:style style:name="T2" style:family="text">
      <style:text-properties officeooo:rsid="00067718"/>
    </style:style>
    <style:style style:name="T3" style:family="text">
      <style:text-properties officeooo:rsid="000770e5"/>
    </style:style>
    <style:style style:name="T4" style:family="text">
      <style:text-properties officeooo:rsid="0007ff65"/>
    </style:style>
    <style:style style:name="T5" style:family="text">
      <style:text-properties officeooo:rsid="000855a9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c0c31" style:font-weight-asian="normal" style:font-weight-complex="normal"/>
    </style:style>
    <style:style style:name="T8" style:family="text">
      <style:text-properties fo:font-weight="normal" officeooo:rsid="004212d4" style:font-weight-asian="normal" style:font-weight-complex="normal"/>
    </style:style>
    <style:style style:name="T9" style:family="text">
      <style:text-properties fo:font-weight="normal" officeooo:rsid="004a25ea" style:font-weight-asian="normal" style:font-weight-complex="normal"/>
    </style:style>
    <style:style style:name="T10" style:family="text">
      <style:text-properties fo:font-weight="normal" officeooo:rsid="004aa5e0" style:font-weight-asian="normal" style:font-weight-complex="normal"/>
    </style:style>
    <style:style style:name="T11" style:family="text">
      <style:text-properties fo:font-weight="normal" officeooo:rsid="004b2419" style:font-weight-asian="normal" style:font-weight-complex="normal"/>
    </style:style>
    <style:style style:name="T12" style:family="text">
      <style:text-properties fo:font-weight="normal" officeooo:rsid="004f60b2" style:font-weight-asian="normal" style:font-weight-complex="normal"/>
    </style:style>
    <style:style style:name="T13" style:family="text">
      <style:text-properties fo:font-weight="normal" officeooo:rsid="004f859b" style:font-weight-asian="normal" style:font-weight-complex="normal"/>
    </style:style>
    <style:style style:name="T14" style:family="text">
      <style:text-properties officeooo:rsid="0011e3b2"/>
    </style:style>
    <style:style style:name="T15" style:family="text">
      <style:text-properties officeooo:rsid="0017a4ec"/>
    </style:style>
    <style:style style:name="T16" style:family="text">
      <style:text-properties officeooo:rsid="001c0c31"/>
    </style:style>
    <style:style style:name="T17" style:family="text">
      <style:text-properties officeooo:rsid="0021e577"/>
    </style:style>
    <style:style style:name="T18" style:family="text">
      <style:text-properties officeooo:rsid="0025d58d"/>
    </style:style>
    <style:style style:name="T19" style:family="text">
      <style:text-properties officeooo:rsid="001a19d0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0cdc43" style:font-style-asian="normal" style:font-style-complex="normal"/>
    </style:style>
    <style:style style:name="T23" style:family="text">
      <style:text-properties fo:font-style="normal" officeooo:rsid="0039575f" style:font-style-asian="normal" style:font-style-complex="normal"/>
    </style:style>
    <style:style style:name="T24" style:family="text">
      <style:text-properties fo:font-style="normal" fo:font-weight="normal" officeooo:rsid="0039575f" style:font-style-asian="normal" style:font-weight-asian="normal" style:font-style-complex="normal" style:font-weight-complex="normal"/>
    </style:style>
    <style:style style:name="T25" style:family="text">
      <style:text-properties fo:font-weight="bold" officeooo:rsid="00340fc6" style:font-weight-asian="bold" style:font-weight-complex="bold"/>
    </style:style>
    <style:style style:name="T26" style:family="text">
      <style:text-properties officeooo:rsid="0039575f"/>
    </style:style>
    <style:style style:name="T27" style:family="text">
      <style:text-properties officeooo:rsid="004068f2"/>
    </style:style>
    <style:style style:name="T28" style:family="text">
      <style:text-properties officeooo:rsid="004341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SURE THAT ARDUINO &amp; BASIC FUNCTIONS ARE NEVER MIXED!!!!</text:p>
      <text:p text:style-name="P2"/>
      <text:p text:style-name="P2"/>
      <text:p text:style-name="P2">Chip2chip_comms</text:p>
      <text:p text:style-name="P2"><text:tab/><text:span text:style-name="T6">Display_driver.</text:span><text:span text:style-name="T7">c<text:tab/><text:tab/>No Serial<text:tab/><text:tab/>No Basic</text:span></text:p>
      <text:p text:style-name="P8"><text:tab/>Display_driver_header.<text:span text:style-name="T16">h<text:tab/>No Serial<text:tab/><text:tab/>No Basic</text:span></text:p>
      <text:p text:style-name="P8"><text:tab/>One_wire_header.<text:span text:style-name="T16">h<text:tab/><text:tab/>No Serial<text:tab/><text:tab/>No Basic</text:span></text:p>
      <text:p text:style-name="P8"><text:tab/>One_wire_transactions_1<text:tab/><text:span text:style-name="T16">No Serial<text:tab/><text:tab/>No Basic</text:span></text:p>
      <text:p text:style-name="P9"/>
      <text:p text:style-name="P2">PC_comms</text:p>
      <text:p text:style-name="P2"><text:tab/><text:span text:style-name="T6">Arduino_Rx_Tx.</text:span><text:span text:style-name="T7">c<text:tab/><text:tab/><text:tab/>Serial: Yes<text:tab/><text:tab/>Basic: No</text:span></text:p>
      <text:p text:style-name="P9"><text:tab/>Basic_Rx_Tx_and_Timer.<text:span text:style-name="T16">c<text:tab/><text:tab/>Serial: No<text:tab/><text:tab/>Basic: Yes</text:span></text:p>
      <text:p text:style-name="P9"><text:tab/>Basic_Rx_Tx_Extra.<text:span text:style-name="T16">c<text:tab/><text:tab/>Serial: No<text:tab/><text:tab/>Basic: Yes</text:span></text:p>
      <text:p text:style-name="P11"><text:tab/>KBD_to_display.<text:span text:style-name="T16">c<text:tab/><text:tab/><text:tab/>Serial: Yes<text:tab/><text:tab/>Basic: No<text:tab/>!!!!!!!!!!!!</text:span></text:p>
      <text:p text:style-name="P11"/>
      <text:p text:style-name="P11">KBD_to_display</text:p>
      <text:p text:style-name="P11"/>
      <text:p text:style-name="P11"/>
      <text:p text:style-name="P3">KBD_to_display.<text:span text:style-name="T16">c <text:tab/>used on<text:tab/><text:tab/>Proj zero to 8<text:tab/><text:tab/>NO</text:span></text:p>
      <text:p text:style-name="P4">Change name to <text:span text:style-name="T19">KBD_to_display_</text:span>legacy.c</text:p>
      <text:p text:style-name="P2"/>
      <text:p text:style-name="P9">IO_data_entry.<text:span text:style-name="T16">c<text:tab/><text:tab/><text:tab/><text:tab/>Serial: No<text:tab/><text:tab/>Basic: No</text:span></text:p>
      <text:p text:style-name="P9">Random_and_prime_nos.<text:span text:style-name="T16">c<text:tab/><text:tab/><text:tab/>Serial: No<text:tab/><text:tab/>Basic: No<text:tab/></text:span></text:p>
      <text:p text:style-name="P10">Stand_alone_clock_subroutines.<text:span text:style-name="T16">c<text:tab/><text:tab/>Serial: No<text:tab/><text:tab/>Basic: No</text:span></text:p>
      <text:p text:style-name="P10"/>
      <text:p text:style-name="P12">Projects zero to 3 all use Basic comms</text:p>
      <text:p text:style-name="P13">Projects <text:span text:style-name="T17">4, 5, 6, 7, </text:span><text:s/>all use Basic comms</text:p>
      <text:p text:style-name="P14">Project <text:span text:style-name="T18">8 uses Arduino comms</text:span></text:p>
      <text:p text:style-name="P2"/>
      <text:p text:style-name="P1">pcb_111000_projects_for_CP2102 <text:span text:style-name="T5">test results</text:span></text:p>
      <text:p text:style-name="Standard"/>
      <text:p text:style-name="Standard"><text:tab/><text:span text:style-name="T20">8_Input_from_switches</text:span></text:p>
      <text:p text:style-name="P20"><text:tab/><text:tab/><text:tab/><text:tab/><text:tab/><text:tab/><text:tab/><text:span text:style-name="T25">HEX<text:tab/><text:tab/>Tested</text:span></text:p>
      <text:p text:style-name="P22">1_String_from_IO<text:tab/><text:tab/><text:tab/><text:span text:style-name="T1">OK</text:span></text:p>
      <text:p text:style-name="P22">2_INT_from_IO<text:tab/><text:tab/><text:tab/><text:span text:style-name="T2">OK</text:span></text:p>
      <text:p text:style-name="P22">3_Square_roots<text:tab/><text:tab/><text:tab/><text:span text:style-name="T2">OK</text:span></text:p>
      <text:p text:style-name="P22">4_Fraction_to_decimal<text:tab/><text:tab/><text:span text:style-name="T3">OK</text:span></text:p>
      <text:p text:style-name="P22">5_Calculator<text:tab/><text:tab/><text:tab/><text:tab/><text:span text:style-name="T4">OK</text:span></text:p>
      <text:p text:style-name="P21"/>
      <text:p text:style-name="P23"><text:tab/><text:span text:style-name="T21">7_Timers<text:tab/><text:tab/><text:tab/><text:tab/><text:tab/></text:span><text:span text:style-name="T22">HEX</text:span></text:p>
      <text:p text:style-name="P28"><text:tab/><text:tab/>1_String_only_clock<text:tab/><text:tab/><text:tab/><text:span text:style-name="T26">updated</text:span><text:tab/></text:p>
      <text:p text:style-name="P29"><text:tab/><text:tab/>2_calculator_based_clock<text:tab/><text:tab/><text:span text:style-name="T26">updated</text:span><text:tab/><text:tab/></text:p>
      <text:p text:style-name="P29"><text:tab/><text:tab/>3_min_OS_clock<text:tab/><text:tab/><text:tab/><text:span text:style-name="T26">updated</text:span><text:tab/></text:p>
      <text:p text:style-name="P29"><text:tab/><text:tab/>4_stand_alone_clock<text:tab/><text:tab/><text:tab/><text:span text:style-name="T26">updated</text:span><text:tab/></text:p>
      <text:p text:style-name="P29"><text:tab/><text:tab/>5_stopwatch<text:tab/><text:tab/><text:tab/><text:tab/><text:span text:style-name="T26">updated</text:span><text:tab/></text:p>
      <text:p text:style-name="P26"/>
      <text:p text:style-name="P26"/>
      <text:p text:style-name="P24"><text:tab/><text:span text:style-name="T21">6_Prime_numbers</text:span></text:p>
      <text:p text:style-name="P30"><text:tab/><text:tab/>A_Prime_numbers<text:tab/><text:tab/><text:tab/><text:span text:style-name="T26">updated</text:span><text:tab/><text:tab/></text:p>
      <text:p text:style-name="P30"><text:tab/><text:tab/>B_Prime_factors<text:tab/><text:tab/><text:tab/><text:span text:style-name="T26">updated</text:span><text:tab/><text:tab/><text:tab/></text:p>
      <text:p text:style-name="P30"><text:soft-page-break/><text:tab/><text:tab/>C_Prime_Num_array<text:tab/><text:tab/><text:tab/><text:span text:style-name="T26">updated</text:span><text:tab/><text:tab/></text:p>
      <text:p text:style-name="P30"><text:tab/><text:tab/>D_Prime_Factors_fast<text:tab/><text:tab/><text:span text:style-name="T26">updated</text:span><text:tab/><text:tab/><text:tab/></text:p>
      <text:p text:style-name="P30"><text:tab/><text:tab/>E_Prime_numbers_extra<text:tab/><text:tab/><text:span text:style-name="T26">updated</text:span><text:tab/></text:p>
      <text:p text:style-name="P28"/>
      <text:p text:style-name="P23"><text:span text:style-name="T6"><text:tab/></text:span><text:span text:style-name="T21">5_Interrupts_CP2102</text:span></text:p>
      <text:p text:style-name="P28"><text:tab/><text:tab/>1_Interrupt_basic</text:p>
      <text:p text:style-name="P31"><text:tab/><text:tab/><text:tab/><text:span text:style-name="T14">Ex_1<text:tab/><text:tab/><text:tab/><text:tab/>updated<text:tab/><text:tab/><text:tab/><text:tab/></text:span></text:p>
      <text:p text:style-name="P31"><text:tab/><text:tab/><text:tab/><text:span text:style-name="T14">Ex_2<text:tab/><text:tab/><text:tab/><text:tab/>updated<text:tab/><text:tab/><text:tab/><text:tab/></text:span></text:p>
      <text:p text:style-name="P31"><text:tab/><text:tab/><text:tab/><text:span text:style-name="T14">Ex_3<text:tab/><text:tab/><text:tab/><text:tab/>updated<text:tab/><text:tab/><text:tab/><text:tab/></text:span></text:p>
      <text:p text:style-name="P31"><text:tab/><text:tab/><text:tab/><text:span text:style-name="T14">Ex_4<text:tab/><text:tab/><text:tab/><text:tab/>updated<text:tab/><text:tab/><text:tab/><text:tab/></text:span></text:p>
      <text:p text:style-name="P31"><text:tab/><text:tab/><text:tab/><text:span text:style-name="T14">Ex_5<text:tab/><text:tab/><text:tab/><text:tab/>updated<text:tab/><text:tab/><text:tab/><text:tab/></text:span></text:p>
      <text:p text:style-name="P31"><text:tab/><text:tab/><text:tab/><text:span text:style-name="T14">Ex_6<text:tab/><text:tab/><text:tab/><text:tab/>updated<text:tab/><text:tab/><text:tab/><text:tab/></text:span></text:p>
      <text:p text:style-name="P31"><text:tab/><text:tab/>2_Pin_Change_Interrupt<text:tab/><text:tab/><text:span text:style-name="T26">updated</text:span><text:tab/><text:tab/></text:p>
      <text:p text:style-name="P31"><text:tab/><text:tab/>3_reaction_time_tester<text:tab/><text:tab/><text:span text:style-name="T26">updated</text:span><text:tab/><text:tab/></text:p>
      <text:p text:style-name="P31"><text:tab/><text:tab/>4_Rx_interrupts<text:tab/><text:tab/><text:tab/><text:span text:style-name="T26">updated</text:span><text:tab/><text:tab/></text:p>
      <text:p text:style-name="P31"><text:tab/><text:tab/>5_File_download_with_interrupt<text:tab/><text:span text:style-name="T26">updated</text:span><text:tab/></text:p>
      <text:p text:style-name="P27"><text:span text:style-name="T21"><text:tab/><text:tab/>6_Roots_with_interrupt<text:tab/><text:tab/></text:span><text:span text:style-name="T23">updated</text:span><text:tab/></text:p>
      <text:p text:style-name="P25"/>
      <text:p text:style-name="P25"/>
      <text:p text:style-name="P34"><text:tab/>4_Display_Driver_Basic_CP2102</text:p>
      <text:p text:style-name="P28"><text:tab/><text:tab/>1_Segment_driver<text:tab/><text:tab/><text:tab/><text:span text:style-name="T27">No Change</text:span><text:tab/><text:tab/></text:p>
      <text:p text:style-name="P32"><text:tab/><text:tab/><text:span text:style-name="T15">2</text:span>_Segment_driver<text:tab/><text:tab/><text:tab/><text:span text:style-name="T27">No Change</text:span><text:tab/><text:tab/></text:p>
      <text:p text:style-name="P32"><text:tab/><text:tab/>3_Numerical_entry<text:tab/><text:tab/><text:tab/><text:span text:style-name="T27">No Change</text:span><text:tab/><text:tab/></text:p>
      <text:p text:style-name="P32"><text:tab/><text:tab/>4_Num_from_KBD<text:tab/><text:tab/><text:tab/><text:span text:style-name="T27">No Change</text:span><text:tab/><text:tab/></text:p>
      <text:p text:style-name="P32"><text:tab/><text:tab/>5_Moving_display<text:tab/><text:tab/><text:tab/><text:span text:style-name="T27">No Change</text:span><text:tab/><text:tab/></text:p>
      <text:p text:style-name="P32"><text:tab/><text:tab/>6_Random_num_display<text:tab/><text:tab/><text:span text:style-name="T27">No Change</text:span><text:tab/><text:tab/><text:tab/></text:p>
      <text:p text:style-name="P32"/>
      <text:p text:style-name="P32"/>
      <text:p text:style-name="P5">3_Receiver_Transmitter_Basic</text:p>
      <text:p text:style-name="P5"><text:tab/><text:span text:style-name="T6">1_askii_code<text:tab/><text:tab/></text:span><text:span text:style-name="T8">Example 1-10<text:tab/><text:tab/>No Change</text:span></text:p>
      <text:p text:style-name="P17"><text:tab/>2_Bin_to_String<text:tab/><text:span text:style-name="T28">Example 1-5<text:tab/><text:tab/>No Change</text:span></text:p>
      <text:p text:style-name="P17"><text:tab/>3_String_to_Bin<text:tab/><text:span text:style-name="T28">Example 1-3<text:tab/><text:tab/>No Change</text:span><text:tab/></text:p>
      <text:p text:style-name="P18"><text:tab/>4_Char_numbers<text:tab/><text:tab/><text:tab/><text:tab/> <text:span text:style-name="T28">No Change</text:span></text:p>
      <text:p text:style-name="P18"><text:tab/>5_Hex_numbers<text:tab/><text:tab/><text:tab/><text:tab/> <text:span text:style-name="T28">No Change</text:span></text:p>
      <text:p text:style-name="P18"><text:tab/>6_Simple_division<text:tab/><text:tab/><text:tab/><text:tab/> <text:span text:style-name="T28">No Change</text:span></text:p>
      <text:p text:style-name="P18"><text:tab/>7_Screen_saver<text:tab/><text:tab/><text:tab/><text:tab/> <text:span text:style-name="T28">No Change</text:span></text:p>
      <text:p text:style-name="P16"><text:tab/>8_Integer_numbers<text:tab/><text:tab/><text:tab/><text:tab/> <text:span text:style-name="T28">No Change</text:span></text:p>
      <text:p text:style-name="P6"><text:tab/><text:tab/></text:p>
      <text:p text:style-name="P15"><text:tab/></text:p>
      <text:p text:style-name="P35">2_binary_and_bit_operations</text:p>
      <text:p text:style-name="P7"><text:tab/><text:span text:style-name="T6">0_Bitwise_logic<text:tab/><text:tab/><text:tab/><text:tab/> </text:span><text:span text:style-name="T24">updated</text:span></text:p>
      <text:p text:style-name="P19"><text:tab/>1_ones_processor<text:tab/><text:tab/><text:tab/><text:tab/> <text:span text:style-name="T23">updated</text:span></text:p>
      <text:p text:style-name="P19"><text:tab/>2_Shift_bits<text:tab/><text:tab/><text:tab/><text:tab/><text:tab/> <text:span text:style-name="T23">updated</text:span></text:p>
      <text:p text:style-name="P33"><text:tab/>3_Char_to_binary<text:tab/><text:tab/><text:tab/><text:tab/> <text:span text:style-name="T26">updated</text:span></text:p>
      <text:p text:style-name="P33"/>
      <text:p text:style-name="P36">1_first_project_CP2102</text:p>
      <text:p text:style-name="P36"><text:span text:style-name="T6"><text:tab/></text:span><text:span text:style-name="T9">Examples 1-14<text:tab/><text:tab/><text:tab/><text:tab/>All updated<text:tab/><text:tab/></text:span><text:span text:style-name="T12">OK</text:span></text:p>
      <text:p text:style-name="P33"/>
      <text:p text:style-name="P36">0_project_zero<text:span text:style-name="T6"><text:tab/><text:tab/><text:tab/><text:tab/><text:tab/></text:span></text:p>
      <text:p text:style-name="P36"><text:span text:style-name="T6"><text:tab/></text:span><text:span text:style-name="T10">Examples 1-11<text:tab/><text:tab/><text:tab/><text:tab/>No Change<text:tab/><text:tab/></text:span><text:span text:style-name="T13">O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24T21:08:38.446000000</meta:creation-date>
    <meta:generator>LibreOffice/6.2.8.2$Windows_X86_64 LibreOffice_project/f82ddfca21ebc1e222a662a32b25c0c9d20169ee</meta:generator>
    <dc:date>2025-07-09T17:36:15.559000000</dc:date>
    <meta:editing-duration>P1DT16H51M56S</meta:editing-duration>
    <meta:editing-cycles>41</meta:editing-cycles>
    <meta:document-statistic meta:table-count="0" meta:image-count="0" meta:object-count="0" meta:page-count="2" meta:paragraph-count="80" meta:word-count="236" meta:character-count="2417" meta:non-whitespace-character-count="1946"/>
  </office:meta>
</office:document-meta>
</file>